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E000042B0000032F6770C469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7.071cm" svg:height="13.045cm" svg:x="5.522cm" svg:y="4.029cm">
          <draw:image xlink:href="Pictures/2000006E000042B0000032F6770C469B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10T14:34:02</meta:creation-date>
    <dc:date>2009-08-05T15:06:07</dc:date>
    <dc:language>en-US</dc:language>
    <meta:editing-cycles>4</meta:editing-cycles>
    <meta:editing-duration>PT11M2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